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264in"/>
    </style:style>
    <style:style style:name="co3" style:family="table-column">
      <style:table-column-properties fo:break-before="auto" style:column-width="6.8228in"/>
    </style:style>
    <style:style style:name="co4" style:family="table-column">
      <style:table-column-properties fo:break-before="auto" style:column-width="5.5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formula="of:=1+2*COS(PI()/9)" office:value-type="float" office:value="2.87938524157182">
            <text:p>2.88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A$1]^[.A2]" office:value-type="float" office:value="2.87938524157182">
            <text:p>2.879385241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$1]^[.A3]" office:value-type="float" office:value="8.29085936938159">
            <text:p>8.290859369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$1]^[.A4]" office:value-type="float" office:value="23.8725781081448">
            <text:p>23.872578108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$1]^[.A5]" office:value-type="float" office:value="68.7383490828625">
            <text:p>68.738349082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$1]^[.A6]" office:value-type="float" office:value="197.924187879206">
            <text:p>197.924187879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$1]^[.A7]" office:value-type="float" office:value="569.899985529473">
            <text:p>569.899985529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$1]^[.A8]" office:value-type="float" office:value="1640.96160750556">
            <text:p>1640.961607505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A$1]^[.A9]" office:value-type="float" office:value="4724.96063463746">
            <text:p>4724.960634637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A$1]^[.A10]" office:value-type="float" office:value="13604.9819183829">
            <text:p>13604.981918382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A$1]^[.A11]" office:value-type="float" office:value="39173.9841476432">
            <text:p>39173.984147643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A$1]^[.A12]" office:value-type="float" office:value="112796.991808292">
            <text:p>112796.991808292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A$1]^[.A13]" office:value-type="float" office:value="324785.993506494">
            <text:p>324785.993506494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A$1]^[.A14]" office:value-type="float" office:value="935183.996371837">
            <text:p>935183.996371837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A$1]^[.A15]" office:value-type="float" office:value="2692754.99730722">
            <text:p>2692754.997307220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A$1]^[.A16]" office:value-type="float" office:value="7753478.99841517">
            <text:p>7753478.998415170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A$1]^[.A17]" office:value-type="float" office:value="22325252.9988737">
            <text:p>22325252.998873700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A$1]^[.A18]" office:value-type="float" office:value="64283003.9993138">
            <text:p>64283003.999313800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A$1]^[.A19]" office:value-type="float" office:value="185095532.999526">
            <text:p>185095532.999526000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A$1]^[.A20]" office:value-type="float" office:value="532961345.999705">
            <text:p>532961345.999705000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A$1]^[.A21]" office:value-type="float" office:value="1534601033.9998">
            <text:p>1534601033.999800000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A$1]^[.A22]" office:value-type="float" office:value="4418707568.99988">
            <text:p>4418707568.999880000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A$1]^[.A23]" office:value-type="float" office:value="12723161360.9999">
            <text:p>12723161360.999900000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A$1]^[.A24]" office:value-type="float" office:value="36634883049">
            <text:p>36634883049.000000000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A$1]^[.A25]" office:value-type="float" office:value="105485941578">
            <text:p>105485941578.000000000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A$1]^[.A26]" office:value-type="float" office:value="303734663373">
            <text:p>303734663373.00000000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A$1]^[.A27]" office:value-type="float" office:value="874569107070.001">
            <text:p>874569107070.0010000000</text:p>
          </table:table-cell>
          <table:table-cell table:style-name="ce2" office:value-type="string">
            <text:p>874569107069.9999846978164540531302064421992335185529331950030129447689033396679411495248418896638650470998125... x 10^11</text:p>
          </table:table-cell>
          <table:table-cell table:formula="of:=26*9" office:value-type="float" office:value="234">
            <text:p>234</text:p>
          </table:table-cell>
          <table:table-cell table:style-name="ce2" office:value-type="string">
            <text:p>2.99327895252142975911872198353160723028463912389321284633571723274471569211804197736145715486259111739762885999999999999999999999999999999999999999999955989850777106360485645492160453219444077235530342134461500443840984732716501668238259426137026936396097036514624121354765757021315427486376068219683617096052398677187042142513206979541764926192174869324208214715417007229950146889017058049989578757380342602597975582179442369143370386704755808400277181355... x 10^10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$1]^[.A28]" office:value-type="float" office:value="2518221379632">
            <text:p>2518221379632.000000000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A$1]^[.A29]" office:value-type="float" office:value="7250929475523.01">
            <text:p>7250929475523.010000000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A$1]^[.A30]" office:value-type="float" office:value="20878219319499">
            <text:p>20878219319499.000000000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A$1]^[.A31]" office:value-type="float" office:value="60116436578865.1">
            <text:p>60116436578865.100000000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A$1]^[.A32]" office:value-type="float" office:value="173098380261072">
            <text:p>173098380261072.000000000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A$1]^[.A33]" office:value-type="float" office:value="498416921463718">
            <text:p>498416921463718.000000000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A$1]^[.A34]" office:value-type="float" office:value="1.43513432781229E+015">
            <text:p>1435134327812290.000000000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A$1]^[.A35]" office:value-type="float" office:value="4.13230460317579E+015">
            <text:p>4132304603175790.000000000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A$1]^[.A36]" office:value-type="float" office:value="1.18984968880637E+016">
            <text:p>11898496888063700.000000000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A$1]^[.A37]" office:value-type="float" office:value="3.42603563363787E+016">
            <text:p>34260356336378700.000000000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A$1]^[.A38]" office:value-type="float" office:value="9.86487644059602E+016">
            <text:p>98648764405960200.000000000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A$1]^[.A39]" office:value-type="float" office:value="2.84047796329817E+017">
            <text:p>284047796329817000.0000000000</text:p>
          </table:table-cell>
          <table:table-cell table:formula="of:=216*9" office:value-type="float" office:value="1944">
            <text:p>194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A$1]^[.A40]" office:value-type="float" office:value="8.17883032653073E+017">
            <text:p>817883032653073000.000000000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A$1]^[.A41]" office:value-type="float" office:value="2.35500033355326E+018">
            <text:p>2355000333553260000.000000000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A$1]^[.A42]" office:value-type="float" office:value="6.78095320432996E+018">
            <text:p>6780953204329960000.0000000000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A$1]^[.A43]" office:value-type="float" office:value="1.95249765803368E+019">
            <text:p>19524976580336800000.000000000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A$1]^[.A44]" office:value-type="float" office:value="5.62199294074571E+019">
            <text:p>56219929407457100000.000000000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A$1]^[.A45]" office:value-type="float" office:value="1.61878835018041E+020">
            <text:p>161878835018041000000.0000000000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A$1]^[.A46]" office:value-type="float" office:value="4.66111528473788E+020">
            <text:p>466111528473788000000.0000000000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A$1]^[.A47]" office:value-type="float" office:value="1.34211465601391E+021">
            <text:p>1342114656013910000000.000000000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A$1]^[.A48]" office:value-type="float" office:value="3.86446513302367E+021">
            <text:p>3864465133023670000000.000000000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A$1]^[.A49]" office:value-type="float" office:value="1.11272838705972E+022">
            <text:p>11127283870597200000000.0000000000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A$1]^[.A50]" office:value-type="float" office:value="3.20397369557778E+022">
            <text:p>32039736955777800000000.000000000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A$1]^[.A51]" office:value-type="float" office:value="9.22547457343097E+022">
            <text:p>92254745734309700000000.000000000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A$1]^[.A52]" office:value-type="float" office:value="2.65636953332332E+023">
            <text:p>265636953332332000000000.0000000000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A$1]^[.A53]" office:value-type="float" office:value="7.64871123041218E+023">
            <text:p>764871123041218000000000.0000000000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A$1]^[.A54]" office:value-type="float" office:value="2.20235862338935E+024">
            <text:p>2202358623389350000000000.000000000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A$1]^[.A55]" office:value-type="float" office:value="6.3414389168357E+024">
            <text:p>6341438916835700000000000.000000000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A$1]^[.A56]" office:value-type="float" office:value="1.82594456274659E+025">
            <text:p>18259445627465900000000000.0000000000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A$1]^[.A57]" office:value-type="float" office:value="5.25759782590083E+025">
            <text:p>52575978259008300000000000.0000000000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A$1]^[.A58]" office:value-type="float" office:value="1.51386495860189E+026">
            <text:p>151386495860189000000000000.0000000000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A$1]^[.A59]" office:value-type="float" office:value="4.35900041953102E+026">
            <text:p>435900041953102000000000000.000000000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A$1]^[.A60]" office:value-type="float" office:value="1.2551241476003E+027">
            <text:p>1255124147600300000000000000.000000000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$1]^[.A61]" office:value-type="float" office:value="3.6139859469407E+027">
            <text:p>3613985946940700000000000000.000000000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A$1]^[.A62]" office:value-type="float" office:value="1.0406057798869E+028">
            <text:p>10406057798869000000000000000.000000000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A$1]^[.A63]" office:value-type="float" office:value="2.99630492490067E+028">
            <text:p>29963049249006700000000000000.0000000000</text:p>
          </table:table-cell>
          <table:table-cell table:number-columns-repeated="3"/>
        </table:table-row>
        <table:table-row table:style-name="ro1" table:number-rows-repeated="654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01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hannon</meta:initial-creator>
    <meta:creation-date>2010-07-11T23:25:47</meta:creation-date>
    <dc:date>2010-07-12T01:03:50</dc:date>
    <dc:creator>Chris Shannon</dc:creator>
    <meta:editing-duration>PT00H52M33S</meta:editing-duration>
    <meta:editing-cycles>1</meta:editing-cycles>
    <meta:document-statistic meta:table-count="3" meta:cell-count="129" meta:object-count="0"/>
    <meta:generator>OpenOffice.org/3.2$Unix OpenOffice.org_project/320m12$Build-9483</meta:generator>
  </office:meta>
</office:document-meta>
</file>